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Impl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et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etThreadPoo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Impl.setServletContext( ServletContex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ini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erverImpl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etTrace( boolean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etSilent( boolean sil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Serv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mpl.setDatabases( Properti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mp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Impl.setRunnableManager( RunnableManager runnabl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